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3. Printing statistics.</text:p>
      <text:p text:style-name="Standard"/>
      <text:p text:style-name="Standard">=== vsdbabysoc ===</text:p>
      <text:p text:style-name="Standard"/>
      <text:p text:style-name="Standard"><text:s text:c="3"/>Number of wires: <text:s text:c="14"/>4737</text:p>
      <text:p text:style-name="Standard"><text:s text:c="3"/>Number of wire bits: <text:s text:c="10"/>6211</text:p>
      <text:p text:style-name="Standard"><text:s text:c="3"/>Number of public wires: <text:s text:c="7"/>4737</text:p>
      <text:p text:style-name="Standard"><text:s text:c="3"/>Number of public wire bits: <text:s text:c="3"/>6211</text:p>
      <text:p text:style-name="Standard"><text:s text:c="3"/>Number of memories: <text:s text:c="14"/>0</text:p>
      <text:p text:style-name="Standard"><text:s text:c="3"/>Number of memory bits: <text:s text:c="11"/>0</text:p>
      <text:p text:style-name="Standard"><text:s text:c="3"/>Number of processes: <text:s text:c="13"/>0</text:p>
      <text:p text:style-name="Standard"><text:s text:c="3"/>Number of cells: <text:s text:c="14"/>5913</text:p>
      <text:p text:style-name="Standard"><text:s text:c="5"/>avsddac <text:s text:c="24"/>1</text:p>
      <text:p text:style-name="Standard"><text:s text:c="5"/>avsdpll <text:s text:c="24"/>1</text:p>
      <text:p text:style-name="Standard"><text:s text:c="5"/>sky130_fd_sc_hd__a2111oi_0 <text:s text:c="5"/>5</text:p>
      <text:p text:style-name="Standard"><text:s text:c="5"/>sky130_fd_sc_hd__a211oi_1 <text:s text:c="5"/>10</text:p>
      <text:p text:style-name="Standard"><text:s text:c="5"/>sky130_fd_sc_hd__a21boi_0 <text:s text:c="6"/>4</text:p>
      <text:p text:style-name="Standard"><text:s text:c="5"/>sky130_fd_sc_hd__a21o_2 <text:s text:c="8"/>3</text:p>
      <text:p text:style-name="Standard"><text:s text:c="5"/>sky130_fd_sc_hd__a21oi_1 <text:s text:c="5"/>686</text:p>
      <text:p text:style-name="Standard"><text:s text:c="5"/>sky130_fd_sc_hd__a221oi_1 <text:s text:c="4"/>168</text:p>
      <text:p text:style-name="Standard"><text:s text:c="5"/>sky130_fd_sc_hd__a22o_2 <text:s text:c="8"/>4</text:p>
      <text:p text:style-name="Standard"><text:s text:c="5"/>sky130_fd_sc_hd__a22oi_1 <text:s text:c="5"/>137</text:p>
      <text:p text:style-name="Standard"><text:s text:c="5"/>sky130_fd_sc_hd__a311oi_1 <text:s text:c="6"/>4</text:p>
      <text:p text:style-name="Standard"><text:s text:c="5"/>sky130_fd_sc_hd__a31o_2 <text:s text:c="8"/>1</text:p>
      <text:p text:style-name="Standard"><text:s text:c="5"/>sky130_fd_sc_hd__a31oi_1 <text:s text:c="5"/>315</text:p>
      <text:p text:style-name="Standard"><text:s text:c="5"/>sky130_fd_sc_hd__a32oi_1 <text:s text:c="7"/>1</text:p>
      <text:p text:style-name="Standard"><text:s text:c="5"/>sky130_fd_sc_hd__a41oi_1 <text:s text:c="6"/>17</text:p>
      <text:p text:style-name="Standard"><text:s text:c="5"/>sky130_fd_sc_hd__and2_2 <text:s text:c="7"/>12</text:p>
      <text:p text:style-name="Standard"><text:s text:c="5"/>sky130_fd_sc_hd__and3_2 <text:s text:c="8"/>1</text:p>
      <text:p text:style-name="Standard"><text:s text:c="5"/>sky130_fd_sc_hd__clkinv_1 <text:s text:c="4"/>568</text:p>
      <text:p text:style-name="Standard"><text:s text:c="5"/>sky130_fd_sc_hd__dfxtp_1 <text:s text:c="4"/>1144</text:p>
      <text:p text:style-name="Standard"><text:s text:c="5"/>sky130_fd_sc_hd__lpflow_inputiso0p_1 <text:s text:c="5"/>1</text:p>
      <text:p text:style-name="Standard"><text:s text:c="5"/>sky130_fd_sc_hd__mux2i_1 <text:s text:c="6"/>14</text:p>
      <text:p text:style-name="Standard"><text:s text:c="5"/>sky130_fd_sc_hd__nand2_1 <text:s text:c="5"/>852</text:p>
      <text:p text:style-name="Standard"><text:s text:c="5"/>sky130_fd_sc_hd__nand3_1 <text:s text:c="5"/>258</text:p>
      <text:p text:style-name="Standard"><text:s text:c="5"/>sky130_fd_sc_hd__nand3b_1 <text:s text:c="6"/>1</text:p>
      <text:p text:style-name="Standard"><text:s text:c="5"/>sky130_fd_sc_hd__nand4_1 <text:s text:c="6"/>53</text:p>
      <text:p text:style-name="Standard"><text:s text:c="5"/>sky130_fd_sc_hd__nor2_1 <text:s text:c="6"/>428</text:p>
      <text:p text:style-name="Standard"><text:s text:c="5"/>sky130_fd_sc_hd__nor3_1 <text:s text:c="7"/>42</text:p>
      <text:p text:style-name="Standard"><text:s text:c="5"/>sky130_fd_sc_hd__nor4_1 <text:s text:c="8"/>3</text:p>
      <text:p text:style-name="Standard"><text:s text:c="5"/>sky130_fd_sc_hd__o2111ai_1 <text:s text:c="4"/>24</text:p>
      <text:p text:style-name="Standard"><text:s text:c="5"/>sky130_fd_sc_hd__o211ai_1 <text:s text:c="5"/>62</text:p>
      <text:p text:style-name="Standard"><text:s text:c="5"/>sky130_fd_sc_hd__o21a_1 <text:s text:c="7"/>12</text:p>
      <text:p text:style-name="Standard"><text:s text:c="5"/>sky130_fd_sc_hd__o21ai_0 <text:s text:c="5"/>856</text:p>
      <text:p text:style-name="Standard"><text:s text:c="5"/>sky130_fd_sc_hd__o21bai_1 <text:s text:c="5"/>12</text:p>
      <text:p text:style-name="Standard"><text:s text:c="5"/>sky130_fd_sc_hd__o221a_2 <text:s text:c="7"/>1</text:p>
      <text:p text:style-name="Standard"><text:s text:c="5"/>sky130_fd_sc_hd__o221ai_1 <text:s text:c="6"/>3</text:p>
      <text:p text:style-name="Standard"><text:s text:c="5"/>sky130_fd_sc_hd__o22a_2 <text:s text:c="8"/>1</text:p>
      <text:p text:style-name="Standard"><text:s text:c="5"/>sky130_fd_sc_hd__o22ai_1 <text:s text:c="5"/>135</text:p>
      <text:p text:style-name="Standard"><text:s text:c="5"/>sky130_fd_sc_hd__o311ai_0 <text:s text:c="6"/>3</text:p>
      <text:p text:style-name="Standard"><text:s text:c="5"/>sky130_fd_sc_hd__o31a_2 <text:s text:c="8"/>1</text:p>
      <text:p text:style-name="Standard"><text:s text:c="5"/>sky130_fd_sc_hd__o31ai_1 <text:s text:c="7"/>4</text:p>
      <text:p text:style-name="Standard"><text:soft-page-break/><text:s text:c="5"/>sky130_fd_sc_hd__o32ai_1 <text:s text:c="7"/>1</text:p>
      <text:p text:style-name="Standard"><text:s text:c="5"/>sky130_fd_sc_hd__o41ai_1 <text:s text:c="7"/>2</text:p>
      <text:p text:style-name="Standard"><text:s text:c="5"/>sky130_fd_sc_hd__or2_2 <text:s text:c="8"/>12</text:p>
      <text:p text:style-name="Standard"><text:s text:c="5"/>sky130_fd_sc_hd__xnor2_1 <text:s text:c="6"/>16</text:p>
      <text:p text:style-name="Standard"><text:s text:c="5"/>sky130_fd_sc_hd__xor2_1 <text:s text:c="7"/>3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01T04:15:07.743563576</meta:creation-date>
    <dc:date>2025-10-01T04:15:34.533898105</dc:date>
    <meta:editing-duration>PT27S</meta:editing-duration>
    <meta:editing-cycles>1</meta:editing-cycles>
    <meta:document-statistic meta:table-count="0" meta:image-count="0" meta:object-count="0" meta:page-count="2" meta:paragraph-count="55" meta:word-count="133" meta:character-count="2066" meta:non-whitespace-character-count="1342"/>
    <meta:generator>LibreOffice/6.0.7.3$Linux_X86_64 LibreOffice_project/00m0$Build-3</meta:generator>
  </office:meta>
</office:document-meta>
</file>